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c9c" officeooo:paragraph-rsid="000897d9"/>
    </style:style>
    <style:style style:name="P2" style:family="paragraph" style:parent-style-name="Standard">
      <style:text-properties officeooo:paragraph-rsid="000897d9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97d9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0897d9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weight="bold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:</text:p>
      <text:p text:style-name="P1"/>
      <text:p text:style-name="P2"/>
      <text:p text:style-name="P2"/>
      <text:p text:style-name="P3"><text:span text:style-name="T1">Running Color Algorithm on: </text:span><text:span text:style-name="T2">10 15 3</text:span></text:p>
      <text:p text:style-name="P4"/>
      <text:p text:style-name="P3"><text:span text:style-name="T1">Color the graph like so(variable,color):</text:span></text:p>
      <text:p text:style-name="P3"><text:span text:style-name="T1">(1,1)</text:span></text:p>
      <text:p text:style-name="P3"><text:span text:style-name="T1">(2,1)</text:span></text:p>
      <text:p text:style-name="P3"><text:span text:style-name="T1">(3,2)</text:span></text:p>
      <text:p text:style-name="P3"><text:span text:style-name="T1">(4,3)</text:span></text:p>
      <text:p text:style-name="P3"><text:span text:style-name="T1">(5,1)</text:span></text:p>
      <text:p text:style-name="P3"><text:span text:style-name="T1">(6,3)</text:span></text:p>
      <text:p text:style-name="P3"><text:span text:style-name="T1">(7,3)</text:span></text:p>
      <text:p text:style-name="P3"><text:span text:style-name="T1">(8,2)</text:span></text:p>
      <text:p text:style-name="P3"><text:span text:style-name="T1">(9,3)</text:span></text:p>
      <text:p text:style-name="P3"><text:span text:style-name="T1">(10,2)</text:span></text:p>
      <text:p text:style-name="P3"><text:span text:style-name="T1">Number of states expanded: 12</text:span></text:p>
      <text:p text:style-name="P3"><text:span text:style-name="T1">States on the fringe: 1</text:span></text:p>
      <text:p text:style-name="P4"/>
      <text:p text:style-name="P3"><text:span text:style-name="T1">Running Color Algorithm on: </text:span><text:span text:style-name="T2">19 15 3</text:span></text:p>
      <text:p text:style-name="P4"/>
      <text:p text:style-name="P3"><text:span text:style-name="T1">Color the graph like so(variable,color):</text:span></text:p>
      <text:p text:style-name="P3"><text:span text:style-name="T1">(1,2)</text:span></text:p>
      <text:p text:style-name="P3"><text:span text:style-name="T1">(2,1)</text:span></text:p>
      <text:p text:style-name="P3"><text:span text:style-name="T1">(3,1)</text:span></text:p>
      <text:p text:style-name="P3"><text:span text:style-name="T1">(4,2)</text:span></text:p>
      <text:p text:style-name="P3"><text:span text:style-name="T1">(5,2)</text:span></text:p>
      <text:p text:style-name="P3"><text:span text:style-name="T1">(6,1)</text:span></text:p>
      <text:p text:style-name="P3"><text:span text:style-name="T1">(7,2)</text:span></text:p>
      <text:p text:style-name="P3"><text:span text:style-name="T1">(8,3)</text:span></text:p>
      <text:p text:style-name="P3"><text:span text:style-name="T1">(9,1)</text:span></text:p>
      <text:p text:style-name="P3"><text:span text:style-name="T1">(10,1)</text:span></text:p>
      <text:p text:style-name="P3"><text:span text:style-name="T1">(11,2)</text:span></text:p>
      <text:p text:style-name="P3"><text:span text:style-name="T1">(12,2)</text:span></text:p>
      <text:p text:style-name="P3"><text:span text:style-name="T1">(13,2)</text:span></text:p>
      <text:p text:style-name="P3"><text:span text:style-name="T1">(14,2)</text:span></text:p>
      <text:p text:style-name="P3"><text:span text:style-name="T1">(15,1)</text:span></text:p>
      <text:p text:style-name="P3"><text:span text:style-name="T1">(16,1)</text:span></text:p>
      <text:p text:style-name="P3"><text:span text:style-name="T1">(17,1)</text:span></text:p>
      <text:p text:style-name="P3"><text:span text:style-name="T1">(18,1)</text:span></text:p>
      <text:p text:style-name="P3"><text:span text:style-name="T1">(19,2)</text:span></text:p>
      <text:p text:style-name="P3"><text:span text:style-name="T1">Number of states expanded: 21</text:span></text:p>
      <text:p text:style-name="P3"><text:span text:style-name="T1">States on the fringe: 1</text:span></text:p>
      <text:p text:style-name="P4"/>
      <text:p text:style-name="P3"><text:span text:style-name="T1">Running Color Algorithm on: </text:span><text:span text:style-name="T2">10 15 6</text:span></text:p>
      <text:p text:style-name="P4"/>
      <text:p text:style-name="P3"><text:span text:style-name="T1">Color the graph like so(variable,color):</text:span></text:p>
      <text:p text:style-name="P3"><text:span text:style-name="T1">(1,3)</text:span></text:p>
      <text:p text:style-name="P3"><text:span text:style-name="T1">(2,1)</text:span></text:p>
      <text:p text:style-name="P3"><text:span text:style-name="T1">(3,1)</text:span></text:p>
      <text:p text:style-name="P3"><text:span text:style-name="T1">(4,1)</text:span></text:p>
      <text:p text:style-name="P3"><text:span text:style-name="T1">(5,3)</text:span></text:p>
      <text:p text:style-name="P3"><text:span text:style-name="T1">(6,6)</text:span></text:p>
      <text:p text:style-name="P3"><text:span text:style-name="T1">(7,1)</text:span></text:p>
      <text:p text:style-name="P3"><text:span text:style-name="T1">(8,2)</text:span></text:p>
      <text:p text:style-name="P3"><text:span text:style-name="T1">(9,2)</text:span></text:p>
      <text:p text:style-name="P3"><text:soft-page-break/><text:span text:style-name="T1">(10,2)</text:span></text:p>
      <text:p text:style-name="P3"><text:span text:style-name="T1">Number of states expanded: 14</text:span></text:p>
      <text:p text:style-name="P3"><text:span text:style-name="T1">States on the fringe: 1</text:span></text:p>
      <text:p text:style-name="P4"/>
      <text:p text:style-name="P3"><text:span text:style-name="T1">Running Color Algorithm on: </text:span><text:span text:style-name="T2">30 20 10</text:span></text:p>
      <text:p text:style-name="P4"/>
      <text:p text:style-name="P3"><text:span text:style-name="T1">Color the graph like so(variable,color):</text:span></text:p>
      <text:p text:style-name="P3"><text:span text:style-name="T1">(1,1)</text:span></text:p>
      <text:p text:style-name="P3"><text:span text:style-name="T1">(2,1)</text:span></text:p>
      <text:p text:style-name="P3"><text:span text:style-name="T1">(3,2)</text:span></text:p>
      <text:p text:style-name="P3"><text:span text:style-name="T1">(4,1)</text:span></text:p>
      <text:p text:style-name="P3"><text:span text:style-name="T1">(5,2)</text:span></text:p>
      <text:p text:style-name="P3"><text:span text:style-name="T1">(6,2)</text:span></text:p>
      <text:p text:style-name="P3"><text:span text:style-name="T1">(7,1)</text:span></text:p>
      <text:p text:style-name="P3"><text:span text:style-name="T1">(8,1)</text:span></text:p>
      <text:p text:style-name="P3"><text:span text:style-name="T1">(9,1)</text:span></text:p>
      <text:p text:style-name="P3"><text:span text:style-name="T1">(10,2)</text:span></text:p>
      <text:p text:style-name="P3"><text:span text:style-name="T1">(11,10)</text:span></text:p>
      <text:p text:style-name="P3"><text:span text:style-name="T1">(12,1)</text:span></text:p>
      <text:p text:style-name="P3"><text:span text:style-name="T1">(13,1)</text:span></text:p>
      <text:p text:style-name="P3"><text:span text:style-name="T1">(14,2)</text:span></text:p>
      <text:p text:style-name="P3"><text:span text:style-name="T1">(15,2)</text:span></text:p>
      <text:p text:style-name="P3"><text:span text:style-name="T1">(16,1)</text:span></text:p>
      <text:p text:style-name="P3"><text:span text:style-name="T1">(17,2)</text:span></text:p>
      <text:p text:style-name="P3"><text:span text:style-name="T1">(18,1)</text:span></text:p>
      <text:p text:style-name="P3"><text:span text:style-name="T1">(19,1)</text:span></text:p>
      <text:p text:style-name="P3"><text:span text:style-name="T1">(20,2)</text:span></text:p>
      <text:p text:style-name="P3"><text:span text:style-name="T1">(21,1)</text:span></text:p>
      <text:p text:style-name="P3"><text:span text:style-name="T1">(22,2)</text:span></text:p>
      <text:p text:style-name="P3"><text:span text:style-name="T1">(23,1)</text:span></text:p>
      <text:p text:style-name="P3"><text:span text:style-name="T1">(24,1)</text:span></text:p>
      <text:p text:style-name="P3"><text:span text:style-name="T1">(25,1)</text:span></text:p>
      <text:p text:style-name="P3"><text:span text:style-name="T1">(26,2)</text:span></text:p>
      <text:p text:style-name="P3"><text:span text:style-name="T1">(27,1)</text:span></text:p>
      <text:p text:style-name="P3"><text:span text:style-name="T1">(28,1)</text:span></text:p>
      <text:p text:style-name="P3"><text:span text:style-name="T1">(29,1)</text:span></text:p>
      <text:p text:style-name="P3"><text:span text:style-name="T1">(30,2)</text:span></text:p>
      <text:p text:style-name="P3"><text:span text:style-name="T1">Number of states expanded: 39</text:span></text:p>
      <text:p text:style-name="P3"><text:span text:style-name="T1">States on the fringe: 1</text:span></text:p>
      <text:p text:style-name="P4"/>
      <text:p text:style-name="P3"><text:span text:style-name="T1">Running Color Algorithm on: </text:span><text:span text:style-name="T2">10 25 3</text:span></text:p>
      <text:p text:style-name="P4"/>
      <text:p text:style-name="P3"><text:span text:style-name="T1">No Solution available.</text:span></text:p>
      <text:p text:style-name="P3"><text:span text:style-name="T1">Number of states expanded: 2</text:span></text:p>
      <text:p text:style-name="P3"><text:span text:style-name="T1">States on the fringe: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37:10.821924159</meta:creation-date>
    <dc:date>2019-03-25T21:37:34.259561468</dc:date>
    <meta:editing-duration>PT23S</meta:editing-duration>
    <meta:editing-cycles>1</meta:editing-cycles>
    <meta:document-statistic meta:table-count="0" meta:image-count="0" meta:object-count="0" meta:page-count="2" meta:paragraph-count="90" meta:word-count="179" meta:character-count="1007" meta:non-whitespace-character-count="918"/>
    <meta:generator>LibreOffice/6.0.7.3$Linux_X86_64 LibreOffice_project/00m0$Build-3</meta:generator>
  </office:meta>
</office:document-meta>
</file>